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002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dribble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003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6:09:40.170069046</meta:creation-date>
    <dc:date>2025-05-03T20:45:34.644034664</dc:date>
    <meta:editing-duration>PT4H35M52S</meta:editing-duration>
    <meta:editing-cycles>6</meta:editing-cycles>
    <meta:generator>LibreOffice/7.3.7.2$Linux_X86_64 LibreOffice_project/30$Build-2</meta:generator>
    <meta:document-statistic meta:table-count="1" meta:cell-count="35" meta:object-count="0"/>
  </office:meta>
</office:document-meta>
</file>